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695743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76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70621"/>
          <table:table-cell office:value-type="float" office:value="0.089"/>
          <table:table-cell office:value-type="float" office:value="0.01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72.0"/>
          <table:table-cell office:value-type="float" office:value="4570.0"/>
          <table:table-cell office:value-type="float" office:value="12869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5681"/>
          <table:table-cell office:value-type="float" office:value="1.596"/>
          <table:table-cell office:value-type="float" office:value="1.55"/>
          <table:table-cell office:value-type="float" office:value="71136.0"/>
          <table:table-cell office:value-type="float" office:value="0.0"/>
          <table:table-cell office:value-type="float" office:value="123.0"/>
          <table:table-cell office:value-type="float" office:value="6089.0"/>
          <table:table-cell office:value-type="float" office:value="77254.0"/>
          <table:table-cell office:value-type="float" office:value="4117.0"/>
          <table:table-cell office:value-type="float" office:value="11299.0"/>
          <table:table-cell office:value-type="float" office:value="1059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54776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54541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36993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12359"/>
          <table:table-cell office:value-type="float" office:value="0.122"/>
          <table:table-cell office:value-type="float" office:value="0.07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3636.0"/>
          <table:table-cell office:value-type="float" office:value="4570.0"/>
          <table:table-cell office:value-type="float" office:value="12881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111"/>
          <table:table-cell office:value-type="float" office:value="0.914"/>
          <table:table-cell office:value-type="float" office:value="0.84"/>
          <table:table-cell office:value-type="float" office:value="57988.0"/>
          <table:table-cell office:value-type="float" office:value="0.0"/>
          <table:table-cell office:value-type="float" office:value="114.0"/>
          <table:table-cell office:value-type="float" office:value="7607.0"/>
          <table:table-cell office:value-type="float" office:value="65610.0"/>
          <table:table-cell office:value-type="float" office:value="4570.0"/>
          <table:table-cell office:value-type="float" office:value="12881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7631"/>
          <table:table-cell office:value-type="float" office:value="13.16"/>
          <table:table-cell office:value-type="float" office:value="13.12"/>
          <table:table-cell office:value-type="float" office:value="921200.0"/>
          <table:table-cell office:value-type="float" office:value="0.0"/>
          <table:table-cell office:value-type="float" office:value="2532.0"/>
          <table:table-cell office:value-type="float" office:value="323175.0"/>
          <table:table-cell office:value-type="float" office:value="1244397.0"/>
          <table:table-cell office:value-type="float" office:value="4117.0"/>
          <table:table-cell office:value-type="float" office:value="11311.0"/>
          <table:table-cell office:value-type="float" office:value="1023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53686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3813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36478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4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61645"/>
          <table:table-cell office:value-type="float" office:value="0.064"/>
          <table:table-cell office:value-type="float" office:value="0.01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604.0"/>
          <table:table-cell office:value-type="float" office:value="4570.0"/>
          <table:table-cell office:value-type="float" office:value="12874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52473"/>
          <table:table-cell office:value-type="float" office:value="0.055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370.0"/>
          <table:table-cell office:value-type="float" office:value="4570.0"/>
          <table:table-cell office:value-type="float" office:value="12874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2792"/>
          <table:table-cell office:value-type="float" office:value="2.535"/>
          <table:table-cell office:value-type="float" office:value="2.49"/>
          <table:table-cell office:value-type="float" office:value="191610.0"/>
          <table:table-cell office:value-type="float" office:value="0.0"/>
          <table:table-cell office:value-type="float" office:value="434.0"/>
          <table:table-cell office:value-type="float" office:value="31095.0"/>
          <table:table-cell office:value-type="float" office:value="222715.0"/>
          <table:table-cell office:value-type="float" office:value="4117.0"/>
          <table:table-cell office:value-type="float" office:value="11304.0"/>
          <table:table-cell office:value-type="float" office:value="1023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